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2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. S. Isaac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4 March 1874</text:p>
      <text:p text:style-name="P6">Month<text:tab/><text:tab/><text:tab/><text:tab/><text:tab/><text:tab/>March</text:p>
      <text:p text:style-name="P6">Year<text:tab/><text:tab/><text:tab/><text:tab/><text:tab/><text:tab/>1874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ew York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OFFICE OF/</text:span></text:p>
      <text:p text:style-name="P3"><text:span text:style-name="T1">“The Jewish Messenger,”/</text:span></text:p>
      <text:p text:style-name="P3"><text:span text:style-name="T1">REV. S. M. ISAACS &amp; SONS, Editors and Proprietors,/</text:span></text:p>
      <text:p text:style-name="P3"><text:span text:style-name="T1">645 BROADWAY./</text:span></text:p>
      <text:p text:style-name="P4"><text:span text:style-name="T1">New York March 24</text:span><text:span text:style-name="T2">th</text:span><text:span text:style-name="T1"> 1874/</text:span></text:p>
      <text:p text:style-name="P2"><text:span text:style-name="T1">Rev. S. Morais,/</text:span></text:p>
      <text:p text:style-name="P2"><text:span text:style-name="T1"><text:tab/>My dear Sir:/</text:span></text:p>
      <text:p text:style-name="P2"><text:span text:style-name="T1"><text:tab/><text:tab/>Could you manage to/ furnish a few columns on the general/ characteristics of Hebrew Literature among/ the Italian Jews, to take place in the/ “Sketches of St. S.” now running through the/ Messenger? <text:s/>Brief biographical notices would/ be included: the whole to be treated in a popular/ style, &amp; not with any labored critical exactness. <text:s/>The/ length need not exceed four columns. <text:s/>The sketches/ aim [crossed-out: only] to present the salient features only &amp; so far/ have been received with favor. <text:s/>Awaiting your reply,/</text:span></text:p>
      <text:p text:style-name="P2"><text:span text:style-name="T1"><text:tab/><text:tab/>Yours Sincerely,/</text:span></text:p>
      <text:p text:style-name="P2"><text:span text:style-name="T1"><text:tab/><text:tab/><text:tab/>A. S. Isaacs./</text:span></text:p>
      <text:p text:style-name="P2"><text:span text:style-name="T1">Of course, our usual rates of/ remuneration would be extend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1:45:45</meta:creation-date>
    <dc:date>2009-05-21T11:52:21</dc:date>
    <dc:language>en-US</dc:language>
    <meta:editing-cycles>2</meta:editing-cycles>
    <meta:editing-duration>PT6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290" meta:character-count="2042"/>
  </office:meta>
</office:document-meta>
</file>